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1.985cm" table:align="margins" style:writing-mode="lr-tb"/>
    </style:style>
    <style:style style:name="Таблица3.A" style:family="table-column">
      <style:table-column-properties style:column-width="10.993cm" style:rel-column-width="32767*"/>
    </style:style>
    <style:style style:name="Таблица3.B" style:family="table-column">
      <style:table-column-properties style:column-width="10.993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0" style:family="paragraph" style:parent-style-name="Standard">
      <style:paragraph-properties fo:margin-top="0.199cm" fo:margin-bottom="0cm" fo:line-height="100%"/>
    </style:style>
    <style:style style:name="P31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</style:style>
    <style:style style:name="P33" style:family="paragraph" style:parent-style-name="Standard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font-style="normal" style:font-style-asian="normal" style:font-style-complex="normal"/>
    </style:style>
    <style:style style:name="P34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5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8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0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2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3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1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2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3" style:family="text">
      <style:text-properties fo:color="#000000" style:text-line-through-style="none" style:font-name="Arial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4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5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7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fo:color="#000000" style:text-line-through-style="none" style:font-name="Arial" fo:font-size="10pt" fo:language="ru" fo:country="RU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29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0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1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5" style:family="text">
      <style:text-properties fo:language="ru" fo:country="RU"/>
    </style:style>
    <style:style style:name="T36" style:family="text">
      <style:text-properties style:font-name="Arial" fo:font-size="10pt" fo:language="en" fo:country="US" style:font-size-asian="10pt" style:font-size-complex="10pt"/>
    </style:style>
    <style:style style:name="T3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38" style:family="text">
      <style:text-properties style:font-name="Arial" fo:font-size="10pt" fo:language="ru" fo:country="RU" style:font-size-asian="10pt" style:font-size-complex="10pt"/>
    </style:style>
    <style:style style:name="T39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30802560" text:id="ct23080256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30802768" text:id="ct230802768">
          <text:insertion>
            <office:change-info>
              <dc:creator>&lt;анонимный&gt;</dc:creator>
              <dc:date>2012-12-25T13:21:00</dc:date>
            </office:change-info>
          </text:insertion>
        </text:changed-region>
        <text:changed-region xml:id="ct230802872" text:id="ct230802872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230802976" text:id="ct230802976">
          <text:insertion>
            <office:change-info>
              <dc:creator>&lt;анонимный&gt;</dc:creator>
              <dc:date>2012-12-25T13:23:00</dc:date>
            </office:change-info>
          </text:insertion>
        </text:changed-region>
        <text:changed-region xml:id="ct230803080" text:id="ct230803080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30803184" text:id="ct23080318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30803288" text:id="ct230803288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230803392" text:id="ct230803392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230803496" text:id="ct230803496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230803600" text:id="ct23080360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30803704" text:id="ct230803704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30803808" text:id="ct230803808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30803912" text:id="ct230803912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32015424" text:id="ct232015424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32015528" text:id="ct232015528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32015632" text:id="ct232015632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32015736" text:id="ct232015736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32015840" text:id="ct232015840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32015944" text:id="ct232015944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232016048" text:id="ct232016048">
          <text:insertion>
            <office:change-info>
              <dc:creator>&lt;анонимный&gt;</dc:creator>
              <dc:date>2012-11-13T01:11:00</dc:date>
            </office:change-info>
          </text:insertion>
        </text:changed-region>
        <text:changed-region xml:id="ct232016152" text:id="ct232016152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32016256" text:id="ct232016256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232016360" text:id="ct232016360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32016464" text:id="ct232016464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32016568" text:id="ct232016568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32016672" text:id="ct232016672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32016776" text:id="ct232016776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32016880" text:id="ct232016880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32016984" text:id="ct232016984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32017088" text:id="ct232017088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32017192" text:id="ct232017192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32017296" text:id="ct232017296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32017400" text:id="ct232017400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32017504" text:id="ct232017504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32017608" text:id="ct232017608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32017712" text:id="ct232017712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32017816" text:id="ct232017816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32017920" text:id="ct232017920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32018024" text:id="ct23201802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32018128" text:id="ct232018128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32018232" text:id="ct232018232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32018336" text:id="ct232018336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32018440" text:id="ct232018440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32018544" text:id="ct232018544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32018648" text:id="ct232018648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32018752" text:id="ct232018752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32018960" text:id="ct232018960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32019064" text:id="ct232019064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32019168" text:id="ct232019168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32019272" text:id="ct232019272">
          <text:insertion>
            <office:change-info>
              <dc:creator>&lt;анонимный&gt;</dc:creator>
              <dc:date>2012-12-11T16:43:00</dc:date>
            </office:change-info>
          </text:insertion>
        </text:changed-region>
        <text:changed-region xml:id="ct232019376" text:id="ct232019376">
          <text:insertion>
            <office:change-info>
              <dc:creator>&lt;анонимный&gt;</dc:creator>
              <dc:date>2012-12-11T16:45:00</dc:date>
            </office:change-info>
          </text:insertion>
        </text:changed-region>
        <text:changed-region xml:id="ct232035904" text:id="ct232035904">
          <text:insertion>
            <office:change-info>
              <dc:creator>&lt;анонимный&gt;</dc:creator>
              <dc:date>2012-12-14T16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ФГБУ «ФЕДЕРАЛЬНЫЙ НАУЧНО-КЛИНИЧЕСКИЙ ЦЕНТР</text:p>
      <text:p text:style-name="P19">ДЕТСКОЙ ГЕМАТОЛОГИИ, ОНКОЛОГИИ И ИММУНОЛОГИИ<text:line-break/>ИМ. ДМИТРИЯ РОГАЧЁВА»</text:p>
      <text:p text:style-name="P23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1">Министерство здравоохранения РФ</text:p>
            <text:p text:style-name="P21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10">Код формы по ОКУД <text:s/>______________</text:p>
            <text:p text:style-name="P10">Код учреждения по ОКПО __________</text:p>
            <text:p text:style-name="P10">Медицинская документация</text:p>
            <text:p text:style-name="P22">Форма 003/<text:span text:style-name="T35">у</text:span></text:p>
            <text:p text:style-name="P22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12">Педикулез: да, нет</text:p>
            <text:p text:style-name="P24">Подпись: _______________/ Дата: <text:date style:data-style-name="N37" text:date-value="2012-12-25T15:31:36.07">25.12.12</text:date></text:p>
          </table:table-cell>
          <table:table-cell table:style-name="Таблица3.A1" office:value-type="string">
            <text:p text:style-name="P10"/>
          </table:table-cell>
        </table:table-row>
      </table:table>
      <text:p text:style-name="P23"/>
      <text:p text:style-name="P26"><text:span text:style-name="T18">МЕДИЦИНСКАЯ КАРТА N </text:span><text:change-start text:change-id="ct230802560"/><text:span text:style-name="T18">getData('number')</text:span><text:change-end text:change-id="ct230802560"/><text:span text:style-name="T18"> ( </text:span><text:change-start text:change-id="ct230802768"/><text:span text:style-name="T24">getData('appealType')['finance']['name']</text:span><text:change-end text:change-id="ct230802768"/><text:span text:style-name="T38"> </text:span><text:span text:style-name="T37">)</text:span></text:p>
      <text:p text:style-name="P9">стационарного больного</text:p>
      <text:p text:style-name="P19"/>
      <text:p text:style-name="P14"><text:span text:style-name="T5">Дата и время поступления:  </text:span><text:change-start text:change-id="ct230802872"/><text:span text:style-name="T6">formatDateTime('rangeAppealDateTime.start')</text:span><text:change-end text:change-id="ct230802872"/><text:span text:style-name="T6"> </text:span></text:p>
      <text:p text:style-name="P14"><text:span text:style-name="T5">Дата и время выписки: </text:span><text:span text:style-name="T6">  </text:span><text:span text:style-name="T6"> </text:span></text:p>
      <text:p text:style-name="P14"><text:span text:style-name="T5">Отделение:  </text:span><text:change-start text:change-id="ct230802976"/><text:span text:style-name="T6">getData('ward')</text:span><text:change-end text:change-id="ct230802976"/><text:span text:style-name="T6">  </text:span><text:span text:style-name="T5">палата </text:span><text:span text:style-name="T9">№  </text:span><text:change-start text:change-id="ct230803080"/><text:span text:style-name="T6">getData('placeType.name')</text:span><text:change-end text:change-id="ct230803080"/><text:span text:style-name="T6"> </text:span></text:p>
      <text:p text:style-name="P8">Переведен в отделение: ______________________________________ </text:p>
      <text:p text:style-name="P14"><text:span text:style-name="T5">Проведено койко-дней: </text:span><text:change-start text:change-id="ct230803184"/><text:span text:style-name="T6">getDaysDelta('rangeAppealDateTime.start', 'rangeAppealDateTime.end')</text:span><text:change-end text:change-id="ct230803184"/></text:p>
      <text:p text:style-name="P14"><text:span text:style-name="T5">Виды транспортировки: </text:span><text:span text:style-name="T6"> </text:span><text:change-start text:change-id="ct230803288"/><text:span text:style-name="T6">getData('movingType')</text:span><text:change-end text:change-id="ct230803288"/><text:span text:style-name="T6"> </text:span></text:p>
      <text:p text:style-name="P14"><text:span text:style-name="T5">Группа крови: </text:span><text:span text:style-name="T6"> </text:span><text:change-start text:change-id="ct230803392"/><text:span text:style-name="T6">getData('patient.medicalInfo.blood.group')</text:span><text:change-end text:change-id="ct230803392"/><text:span text:style-name="T6"> </text:span></text:p>
      <text:p text:style-name="P7">Побочное действие лекарств (непереносимость):</text:p>
      <text:p text:style-name="P15"><text:span text:style-name="T19"><text:tab/></text:span><text:change-start text:change-id="ct230803496"/><text:span text:style-name="T19"><office:annotation><dc:creator>&lt;анонимный&gt;</dc:creator><dc:date>2012-11-16T13:20:58.20</dc:date><text:p text:style-name="P36"><text:span text:style-name="T39">do text for drugIntolerance in data['patient']['medicalInfo']['drugIntolerances'] </text:span></text:p></office:annotation></text:span><text:change-end text:change-id="ct230803496"/><text:change-start text:change-id="ct230803600"/><text:span text:style-name="T31">getData('substance', drugIntolerance)</text:span><text:change-end text:change-id="ct230803600"/><text:span text:style-name="T31">, </text:span><text:change-start text:change-id="ct230803704"/><text:span text:style-name="T32">getData('degree', drugIntolerance)</text:span><text:change-end text:change-id="ct230803704"/><text:span text:style-name="T32"> </text:span><text:span text:style-name="T33">степень,</text:span><text:span text:style-name="T32"> </text:span><text:change-start text:change-id="ct230803808"/><text:span text:style-name="T32">getData('comment', drugIntolerance)</text:span><text:change-end text:change-id="ct230803808"/><text:span text:style-name="T32"> </text:span></text:p>
      <text:p text:style-name="P25"/>
      <text:p text:style-name="P16"><text:span text:style-name="T5">1. Фамилия, имя, отчество:</text:span><text:span text:style-name="T29"> </text:span><text:change-start text:change-id="ct230803912"/><text:span text:style-name="T30">getFullName('patient.name')</text:span><text:change-end text:change-id="ct230803912"/><text:span text:style-name="T30"> </text:span><text:span text:style-name="T7"> </text:span></text:p>
      <text:p text:style-name="P16"><text:tab/><text:change-start text:change-id="ct232015424"/><office:annotation><dc:creator>&lt;анонимный&gt;</dc:creator><dc:date>2012-11-16T14:42:50.20</dc:date><text:p text:style-name="P36"><text:span text:style-name="T41">do text for idCard in data['patient']['idCards'] </text:span></text:p></office:annotation><text:change-end text:change-id="ct232015424"/><text:change-start text:change-id="ct232015528"/>getData('docType.name', idCard)<text:change-end text:change-id="ct232015528"/> <text:change-start text:change-id="ct232015632"/>getData('series', idCard)<text:change-end text:change-id="ct232015632"/> <text:change-start text:change-id="ct232015736"/>getData('number', idCard)<text:change-end text:change-id="ct232015736"/></text:p>
      <text:p text:style-name="P20"/>
      <text:p text:style-name="P14"><text:span text:style-name="T5">2. Пол: </text:span><text:change-start text:change-id="ct232015840"/><text:span text:style-name="T6">getSex('patient.sex')</text:span><text:change-end text:change-id="ct232015840"/><text:span text:style-name="T6"> </text:span></text:p>
      <text:p text:style-name="P14"><text:span text:style-name="T5">3. Возраст: </text:span><text:change-start text:change-id="ct232015944"/><text:span text:style-name="T6">getAge(</text:span><text:span text:style-name="T34">'patient.birthDate')</text:span><text:change-end text:change-id="ct232015944"/><text:span text:style-name="T34"> </text:span></text:p>
      <text:p text:style-name="P13"><text:span text:style-name="T5">4.1 </text:span><text:span text:style-name="T9">П</text:span><text:span text:style-name="T5">остоянное место жительства: </text:span><text:span text:style-name="T8">(</text:span><text:change-start text:change-id="ct232016048"/><text:span text:style-name="T8">simpleIf('patient.address.residential.</text:span><text:span text:style-name="T12">localityType</text:span><text:span text:style-name="T8">', </text:span><text:span text:style-name="T12">'</text:span><text:span text:style-name="T8">Село</text:span><text:span text:style-name="T12">',</text:span><text:span text:style-name="T8"> 'Город</text:span><text:span text:style-name="T12">'</text:span><text:span text:style-name="T8">)</text:span><text:change-end text:change-id="ct232016048"/><text:span text:style-name="T8">) </text:span><text:span text:style-name="T9"><text:s/> </text:span><text:change-start text:change-id="ct232016152"/><text:span text:style-name="T6">getAddress('patient.address.residential')</text:span><text:change-end text:change-id="ct232016152"/><text:span text:style-name="T6"> </text:span></text:p>
      <text:p text:style-name="P28"><text:span text:style-name="T15">4.2 Адрес регистрации:</text:span><text:span text:style-name="T6"> </text:span><text:change-start text:change-id="ct232016256"/><text:span text:style-name="T6">getAddress('patient.address.</text:span><text:span text:style-name="T12">registered'</text:span><text:span text:style-name="T6">)</text:span><text:change-end text:change-id="ct232016256"/><text:span text:style-name="T6"> </text:span></text:p>
      <text:p text:style-name="P17"><text:span text:style-name="T13">4.3 </text:span><text:span text:style-name="T10">Контактные данные:</text:span></text:p>
      <text:p text:style-name="P17"><text:span text:style-name="T13"><text:tab/></text:span><text:change-start text:change-id="ct232016360"/><text:span text:style-name="T12"><office:annotation><dc:creator>&lt;анонимный&gt;</dc:creator><dc:date>2012-11-15T18:30:19.21</dc:date><text:p text:style-name="P36"><text:span text:style-name="T43">do text for phone in data['patient']['phones']</text:span></text:p></office:annotation></text:span><text:change-end text:change-id="ct232016360"/><text:change-start text:change-id="ct232016464"/><text:span text:style-name="T12">getData('typeName', phone)</text:span><text:change-end text:change-id="ct232016464"/><text:span text:style-name="T12">: </text:span><text:change-start text:change-id="ct232016568"/><text:span text:style-name="T12">getData('number', phone)</text:span><text:change-end text:change-id="ct232016568"/><text:span text:style-name="T12"> (</text:span><text:change-start text:change-id="ct232016672"/><text:span text:style-name="T12">getData('comment', phone)</text:span><text:change-end text:change-id="ct232016672"/><text:span text:style-name="T12">)</text:span></text:p>
      <text:p text:style-name="P20"/>
      <text:p text:style-name="P16"><text:span text:style-name="T5">4.4 </text:span><text:span text:style-name="T9">Полис:</text:span></text:p>
      <text:p text:style-name="P16"><text:span text:style-name="T9"><text:tab/> </text:span><text:change-start text:change-id="ct232016776"/><text:span text:style-name="T8"><office:annotation><dc:creator>&lt;анонимный&gt;</dc:creator><dc:date>2012-11-16T14:57:17.21</dc:date><text:p text:style-name="P36"><text:span text:style-name="T42">do text for payment in data['patient']['payments'] </text:span></text:p></office:annotation></text:span><text:change-end text:change-id="ct232016776"/><text:change-start text:change-id="ct232016880"/><text:span text:style-name="T12">getData('policyType.name', payment)</text:span><text:change-end text:change-id="ct232016880"/><text:span text:style-name="T12">, </text:span><text:change-start text:change-id="ct232016984"/><text:span text:style-name="T12">getData('smo.name', payment)</text:span><text:change-end text:change-id="ct232016984"/><text:span text:style-name="T12"> </text:span><text:change-start text:change-id="ct232017088"/><text:span text:style-name="T12">getData('series', payment)</text:span><text:change-end text:change-id="ct232017088"/><text:span text:style-name="T12"> </text:span><text:change-start text:change-id="ct232017192"/><text:span text:style-name="T12">getData('number', payment)</text:span><text:change-end text:change-id="ct232017192"/></text:p>
      <text:p text:style-name="P29"><text:span text:style-name="T16">5. Место работы, профессия или должность:</text:span><text:span text:style-name="T17"> </text:span></text:p>
      <text:p text:style-name="P18"><text:change-start text:change-id="ct232017296"/><text:span text:style-name="T14"><office:annotation><dc:creator>&lt;анонимный&gt;</dc:creator><dc:date>2012-12-11T17:24:39.21</dc:date><text:p text:style-name="P36"><text:span text:style-name="T41">do text for occupation in data['patient']['occupations']</text:span></text:p></office:annotation></text:span><text:change-end text:change-id="ct232017296"/><text:change-start text:change-id="ct232017400"/><text:span text:style-name="T14">occupation['socialStatus']['status']</text:span><text:change-end text:change-id="ct232017400"/><text:span text:style-name="T14">; </text:span><text:change-start text:change-id="ct232017504"/><text:span text:style-name="T11">_</text:span><text:span text:style-name="T14">getOccupationString(occupation)</text:span><text:change-end text:change-id="ct232017504"/></text:p>
      <text:p text:style-name="P26"><text:change-start text:change-id="ct232017608"/><text:span text:style-name="T21"><office:annotation><dc:creator>&lt;анонимный&gt;</dc:creator><dc:date>2012-12-11T18:03:21.22</dc:date><text:p text:style-name="P36"><text:span text:style-name="T40">do text for disability in data['patient']['disabilities']</text:span></text:p></office:annotation></text:span><text:change-end text:change-id="ct232017608"/><text:span text:style-name="T21"> </text:span><text:change-start text:change-id="ct232017712"/><text:span text:style-name="T21">simpleIf('benefitsCategory.category', 'Категория льгот:', '', disability)</text:span><text:change-end text:change-id="ct232017712"/><text:span text:style-name="T21"> </text:span><text:change-start text:change-id="ct232017816"/><text:span text:style-name="T21">disability['benefitsCategory']['category']</text:span><text:change-end text:change-id="ct232017816"/><text:span text:style-name="T21"><text:tab/></text:span><text:change-start text:change-id="ct232017920"/><text:span text:style-name="T21">simpleIf('disabilityType.name', 'Тип:', '', disability)</text:span><text:change-end text:change-id="ct232017920"/><text:span text:style-name="T21"> </text:span><text:change-start text:change-id="ct232018024"/><text:span text:style-name="T25">disability['disabilityType']['name']</text:span><text:change-end text:change-id="ct232018024"/><text:span text:style-name="T25"> </text:span><text:span text:style-name="T21">; </text:span><text:span text:style-name="T25">Период действия: </text:span><text:change-start text:change-id="ct232018128"/><text:span text:style-name="T25">formatDate('rangeDisabilityDate.start', disability)</text:span><text:change-end text:change-id="ct232018128"/><text:span text:style-name="T25"> - </text:span><text:change-start text:change-id="ct232018232"/><text:span text:style-name="T21">formatDate('rangeDisabilityDate.end', disability)</text:span><text:change-end text:change-id="ct232018232"/><text:span text:style-name="T25">.<text:tab/></text:span><text:change-start text:change-id="ct232018336"/><text:span text:style-name="T25">simpleIf('</text:span><text:span text:style-name="T21">document.</text:span><text:span text:style-name="T25">comment', 'Комментарий:', '', disability)</text:span><text:change-end text:change-id="ct232018336"/><text:span text:style-name="T25"> </text:span><text:change-start text:change-id="ct232018440"/><text:span text:style-name="T25">disability['d</text:span><text:span text:style-name="T21">ocument</text:span><text:span text:style-name="T25">']['</text:span><text:span text:style-name="T21">comment</text:span><text:span text:style-name="T25">']</text:span><text:change-end text:change-id="ct232018440"/><text:span text:style-name="T21"> <text:s/></text:span></text:p>
      <text:p text:style-name="P30"><text:span text:style-name="T16">6. Кем направлен больной: </text:span><text:span text:style-name="T19"> </text:span><text:change-start text:change-id="ct232018544"/><text:span text:style-name="T19">getData('assignment.directed')</text:span><text:change-end text:change-id="ct232018544"/><text:span text:style-name="T19"> </text:span></text:p>
      <text:p text:style-name="P27"><text:span text:style-name="T5">7. Доставлен в стационар по <text:s/>экстренным <text:s/>показаниям: </text:span><text:span text:style-name="T6"> </text:span><text:change-start text:change-id="ct232018648"/><text:span text:style-name="T8">simpleIf('urgent', 'ДА', 'НЕТ')</text:span><text:change-end text:change-id="ct232018648"/><text:span text:style-name="T8"> <text:line-break/></text:span><text:span text:style-name="T9"> <text:s text:c="3"/></text:span><text:span text:style-name="T8"> </text:span><text:change-start text:change-id="ct232018752"/><text:span text:style-name="T6">getData('deliveredAfterType')</text:span><text:change-end text:change-id="ct232018752"/><text:span text:style-name="T6"> </text:span><text:span text:style-name="T5"> после начала заболевания, получения травмы; госпитализирован в плановом порядке (подчеркнуть).</text:span></text:p>
      <text:list xml:id="list2793895267261148345" text:style-name="L1">
        <text:list-header>
          <text:p text:style-name="P34"><text:span text:style-name="T16">8. Диагноз направившего учреждения:  </text:span><text:change-start text:change-id="ct232018960"/><text:span text:style-name="T20">findDiagnosis('diagnoses', 'assignment')['mkb']['code']</text:span><text:change-end text:change-id="ct232018960"/><text:span text:style-name="T20">: </text:span><text:change-start text:change-id="ct232019064"/><text:span text:style-name="T20">findDiagnosis('diagnoses', 'assignment')['mkb']['diagnosis']</text:span><text:change-end text:change-id="ct232019064"/><text:span text:style-name="T19"> </text:span></text:p>
          <text:p text:style-name="P32"><text:span text:style-name="T27">   Клиническое описание: </text:span><text:change-start text:change-id="ct232019168"/><text:span text:style-name="T26">findDiagnosis('diagnoses', 'assignment')</text:span><text:span text:style-name="T22">['description']</text:span><text:change-end text:change-id="ct232019168"/><text:span text:style-name="T36"> </text:span></text:p>
          <text:p text:style-name="P35"><text:span text:style-name="T16">9. Диагноз при поступлении:</text:span><text:span text:style-name="T19"> </text:span><text:change-start text:change-id="ct232019272"/><text:span text:style-name="T20">findDiagnosis('diagnoses', 'supply')['mkb']['code']</text:span><text:change-end text:change-id="ct232019272"/><text:span text:style-name="T20">: </text:span><text:change-start text:change-id="ct232019376"/><text:span text:style-name="T20">findDiagnosis('diagnoses', 'supply')['mkb']['diagnosis']</text:span><text:change-end text:change-id="ct232019376"/><text:span text:style-name="T19"> </text:span></text:p>
          <text:p text:style-name="P33"><text:span text:style-name="T28">   Клиническое описание: </text:span><text:change-start text:change-id="ct232035904"/><text:span text:style-name="T26">findDiagnosis('diagnoses', 'supply')</text:span><text:span text:style-name="T22">['description']</text:span><text:change-end text:change-id="ct232035904"/><text:span text:style-name="T23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30802040" text:id="ct230802040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230802248" text:id="ct230802248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230802352" text:id="ct230802352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230802456" text:id="ct230802456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230802040"/><text:span text:style-name="MT1">getData('patient.id')</text:span><text:change-end text:change-id="ct230802040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230802248"/><text:span text:style-name="MT2">getData('id')</text:span><text:change-end text:change-id="ct230802248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30802352"/>getBarcode39('<text:span text:style-name="MT3">patient.id</text:span>')<text:change-end text:change-id="ct230802352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230802456"/>getBarcode39(<text:span text:style-name="MT4">'id'</text:span>)<text:change-end text:change-id="ct230802456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217</meta:editing-cycles>
    <dc:date>2012-12-25T15:31:36.02</dc:date>
    <meta:editing-duration>PT23H47M47S</meta:editing-duration>
    <meta:document-statistic meta:table-count="2" meta:image-count="1" meta:object-count="0" meta:page-count="1" meta:paragraph-count="44" meta:word-count="233" meta:character-count="3058"/>
  </office:meta>
</office:document-meta>
</file>